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3.25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8" style:family="graphic" style:parent-style-name="standard">
      <style:graphic-properties draw:stroke="none" svg:stroke-color="#000000" draw:fill="none" draw:fill-color="#ffffff" fo:min-height="4.532cm"/>
    </style:style>
    <style:style style:name="gr9" style:family="graphic" style:parent-style-name="standard">
      <style:graphic-properties draw:stroke="none" svg:stroke-color="#000000" draw:fill="none" draw:fill-color="#ffffff" fo:min-height="4.032cm"/>
    </style:style>
    <style:style style:name="gr10" style:family="graphic" style:parent-style-name="standard">
      <style:graphic-properties draw:stroke="none" svg:stroke-color="#000000" draw:fill="none" draw:fill-color="#ffffff" fo:min-height="1.671cm"/>
    </style:style>
    <style:style style:name="gr11" style:family="graphic" style:parent-style-name="standard">
      <style:graphic-properties svg:stroke-width="0.03cm" draw:textarea-horizontal-align="center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fo:min-height="2.95cm"/>
    </style:style>
    <style:style style:name="gr13" style:family="graphic" style:parent-style-name="standard">
      <style:graphic-properties draw:stroke="none" svg:stroke-width="0.03cm" svg:stroke-color="#000000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draw:marker-start-width="0.245cm" draw:marker-end-width="0.245cm" draw:fill="none" draw:fill-color="#808080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draw:marker-start-width="0.245cm" draw:marker-end-width="0.245cm" draw:fill="none" draw:textarea-horizontal-align="center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width="0.03cm" draw:marker-start-width="0.245cm" draw:marker-end-width="0.245cm" draw:fill="solid" draw:fill-color="#0000ff" draw:textarea-horizontal-align="justify" draw:textarea-vertical-align="middle" draw:auto-grow-height="fals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width="0.03cm" draw:marker-start-width="0.245cm" draw:marker-end-width="0.245cm" draw:fill="solid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svg:stroke-width="0.03cm" draw:marker-start-width="0.245cm" draw:marker-end-width="0.245cm" draw:fill="solid" draw:fill-color="#00ff00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4c4c4c" draw:fill="none" draw:textarea-horizontal-align="center" draw:textarea-vertical-align="middle" fo:padding-top="0.14cm" fo:padding-bottom="0.14cm" fo:padding-left="0.265cm" fo:padding-right="0.265cm"/>
    </style:style>
    <style:style style:name="gr22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6cm"/>
    </style:style>
    <style:style style:name="gr23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0.998cm"/>
    </style:style>
    <style:style style:name="gr24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5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2.9cm"/>
    </style:style>
    <style:style style:name="gr26" style:family="graphic" style:parent-style-name="measure">
      <style:graphic-properties draw:stroke="none" draw:fill="none" fo:min-height="0.472cm"/>
    </style:style>
    <style:style style:name="gr27" style:family="graphic" style:parent-style-name="measure" style:list-style-name="L1">
      <style:graphic-properties svg:stroke-width="0.02cm" draw:marker-start-width="0.23cm" draw:marker-end-width="0.23cm" draw:textarea-horizontal-align="center" draw:textarea-vertical-align="middle" draw:line-distance="1.133cm"/>
    </style:style>
    <style:style style:name="gr28" style:family="graphic" style:parent-style-name="standard">
      <style:graphic-properties svg:stroke-width="0.02cm" draw:marker-start-width="0.185cm" draw:marker-end-width="0.185cm" draw:textarea-horizontal-align="center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width="0.02cm" draw:textarea-horizontal-align="center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 fo:padding-top="0.05cm" fo:padding-bottom="0.02cm" fo:padding-left="0.02cm" fo:padding-right="0.02cm"/>
    </style:style>
    <style:style style:name="gr31" style:family="graphic" style:parent-style-name="standard">
      <style:graphic-properties svg:stroke-width="0.03cm" svg:stroke-color="#4c4c4c" draw:textarea-horizontal-align="center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width="0.03cm" svg:stroke-color="#4c4c4c" draw:fill="none" draw:fill-color="#ffffff" draw:textarea-horizontal-align="left" draw:auto-grow-height="true" draw:auto-grow-width="true" fo:min-height="0cm" fo:min-width="0cm" fo:padding-top="0.14cm" fo:padding-bottom="0.14cm" fo:padding-left="0.265cm" fo:padding-right="0.265cm"/>
    </style:style>
    <style:style style:name="gr33" style:family="graphic" style:parent-style-name="standard">
      <style:graphic-properties draw:stroke="none" svg:stroke-width="0.03cm" svg:stroke-color="#808080" draw:marker-start-width="0.245cm" draw:marker-end-width="0.245cm" draw:fill="solid" draw:fill-color="#4c4c4c" draw:textarea-horizontal-align="justify" draw:textarea-vertical-align="middle" draw:auto-grow-height="false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width="0.03cm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fo:min-height="2.749cm"/>
    </style:style>
    <style:style style:name="gr36" style:family="graphic" style:parent-style-name="standard">
      <style:graphic-properties draw:stroke="none" svg:stroke-width="0.03cm" draw:marker-start-width="0.245cm" draw:marker-end-width="0.245cm" draw:fill="solid" draw:fill-color="#808080" draw:textarea-horizontal-align="center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draw:stroke="solid" svg:stroke-width="0.03cm" svg:stroke-color="#808080" draw:fill="none" draw:fill-color="#ffffff" draw:textarea-horizontal-align="left" draw:auto-grow-height="true" draw:auto-grow-width="true" fo:min-height="0.72cm" fo:min-width="2.97cm" fo:padding-top="0.14cm" fo:padding-bottom="0.14cm" fo:padding-left="0.265cm" fo:padding-right="0.265cm"/>
    </style:style>
    <style:style style:name="gr38" style:family="graphic" style:parent-style-name="standard">
      <style:graphic-properties draw:stroke="solid" svg:stroke-width="0.03cm" svg:stroke-color="#808080" draw:fill="none" draw:fill-color="#ffffff" draw:textarea-horizontal-align="left" draw:auto-grow-height="true" draw:auto-grow-width="true" fo:min-height="0.352cm" fo:min-width="2.97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text-properties fo:font-family="'Airbus Special'" style:font-pitch="variable" fo:font-size="24pt" style:font-size-asian="24pt" style:font-size-complex="24pt"/>
    </style:style>
    <style:style style:name="P3" style:family="paragraph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fo:font-family="'Airbus Special'" style:font-pitch="variable" fo:font-size="13pt" style:font-size-asian="13pt" style:font-size-complex="13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Helvetica" style:font-family-generic="swiss" style:font-pitch="variable" fo:font-size="10pt" style:font-size-asian="10pt" style:font-size-complex="10pt"/>
    </style:style>
    <style:style style:name="P7" style:family="paragraph">
      <style:paragraph-properties fo:margin-left="0cm" fo:margin-right="0cm" fo:text-indent="0cm">
        <style:tab-stops>
          <style:tab-stop style:position="1.081cm"/>
        </style:tab-stops>
      </style:paragraph-properties>
    </style:style>
    <style:style style:name="P8" style:family="paragraph">
      <style:paragraph-properties>
        <style:tab-stops>
          <style:tab-stop style:position="0.686cm"/>
        </style:tab-stops>
      </style:paragraph-properties>
    </style:style>
    <style:style style:name="P9" style:family="paragraph">
      <style:paragraph-properties fo:margin-left="0cm" fo:margin-right="0cm" fo:text-indent="0cm">
        <style:tab-stops>
          <style:tab-stop style:position="0.686cm"/>
        </style:tab-stops>
      </style:paragraph-properties>
    </style:style>
    <style:style style:name="P10" style:family="paragraph">
      <style:paragraph-properties fo:margin-left="0cm" fo:margin-right="0cm" fo:text-indent="0cm">
        <style:tab-stops>
          <style:tab-stop style:position="1.081cm"/>
        </style:tab-stops>
      </style:paragraph-properties>
      <style:text-properties fo:font-family="Helvetica" style:font-family-generic="swiss" style:font-pitch="variable" fo:font-size="10pt" style:font-size-asian="10pt" style:font-size-complex="10pt"/>
    </style:style>
    <style:style style:name="P11" style:family="paragraph">
      <style:paragraph-properties fo:text-align="center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12" style:family="paragraph">
      <style:paragraph-properties fo:text-align="center"/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P13" style:family="paragraph">
      <style:paragraph-properties fo:line-height="100%"/>
    </style:style>
    <style:style style:name="P14" style:family="paragraph">
      <style:paragraph-properties fo:line-height="100%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5" style:family="paragraph">
      <style:paragraph-properties fo:line-height="100%" fo:text-align="end"/>
    </style:style>
    <style:style style:name="P16" style:family="paragraph">
      <style:paragraph-properties fo:line-height="100%" fo:text-align="end"/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P17" style:family="paragraph">
      <style:paragraph-properties fo:text-align="start"/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P18" style:family="paragraph">
      <style:text-properties fo:font-family="Helvetica" style:font-family-generic="swiss" style:font-pitch="variable" fo:font-size="10pt" style:font-size-asian="10pt" style:font-size-complex="10pt"/>
    </style:style>
    <style:style style:name="P19" style:family="paragraph">
      <style:paragraph-properties fo:text-align="center"/>
      <style:text-properties fo:font-family="'Airbus Special'" style:font-pitch="variable" fo:font-size="11pt" style:font-size-asian="11pt" style:font-size-complex="11pt"/>
    </style:style>
    <style:style style:name="P2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/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P25" style:family="paragraph">
      <style:text-properties fo:font-size="5pt" fo:font-style="italic" style:font-size-asian="5pt" style:font-style-asian="italic" style:font-size-complex="5pt" style:font-style-complex="italic"/>
    </style:style>
    <style:style style:name="P26" style:family="paragraph">
      <style:text-properties fo:color="#4c4c4c" fo:font-family="Helvetica" style:font-family-generic="swiss" style:font-pitch="variable" fo:font-size="10pt" style:font-size-asian="10pt" style:font-size-complex="10pt"/>
    </style:style>
    <style:style style:name="P27" style:family="paragraph">
      <style:paragraph-properties fo:text-align="start"/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28" style:family="paragraph">
      <style:text-properties fo:color="#808080" fo:font-family="Helvetica" style:font-family-generic="swiss" style:font-pitch="variable" fo:font-size="10pt" style:font-size-asian="10pt" style:font-size-complex="10pt"/>
    </style:style>
    <style:style style:name="T1" style:family="text">
      <style:text-properties fo:font-family="'Airbus Special'" style:font-pitch="variable" fo:font-size="24pt" style:font-size-asian="24pt" style:font-size-complex="24pt"/>
    </style:style>
    <style:style style:name="T2" style:family="text">
      <style:text-properties fo:font-family="'Airbus Special'" style:font-pitch="variable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family="'Airbus Special'" style:font-pitch="variable" fo:font-size="13pt" style:font-size-asian="13pt" style:font-size-complex="13pt"/>
    </style:style>
    <style:style style:name="T4" style:family="text">
      <style:text-properties fo:font-family="Helvetica" style:font-family-generic="swiss" style:font-pitch="variable" fo:font-size="10pt" style:font-size-asian="10pt" style:font-size-complex="10pt"/>
    </style:style>
    <style:style style:name="T5" style:family="text">
      <style:text-properties fo:font-family="Helvetic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family="Helvetica" style:font-family-generic="swiss" style:font-pitch="variable" fo:font-size="10pt" style:font-family-asian="Helvetica" style:font-family-generic-asian="swiss" style:font-pitch-asian="variable" style:font-size-asian="10pt" style:font-family-complex="Helvetica" style:font-family-generic-complex="swiss" style:font-pitch-complex="variable" style:font-size-complex="10pt"/>
    </style:style>
    <style:style style:name="T7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Helvetica" style:font-family-generic-asian="swiss" style:font-pitch-asian="variable" style:font-size-asian="10pt" style:font-style-asian="normal" style:font-weight-asian="normal" style:font-family-complex="Helvetica" style:font-family-generic-complex="swiss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Helvetica" style:font-family-generic="swiss" style:font-pitch="variable" fo:font-size="5pt" fo:font-weight="normal" style:font-size-asian="5pt" style:font-weight-asian="normal" style:font-size-complex="5pt" style:font-weight-complex="normal"/>
    </style:style>
    <style:style style:name="T9" style:family="text">
      <style:text-properties fo:font-family="Helvetica" style:font-family-generic="swiss" style:font-pitch="variable" fo:font-size="8.80000019073486pt" style:font-size-asian="8.80000019073486pt" style:font-size-complex="8.80000019073486pt"/>
    </style:style>
    <style:style style:name="T10" style:family="text">
      <style:text-properties fo:font-family="Helvetica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family="Helvetica" style:font-family-generic="swiss" style:font-pitch="variable" fo:font-size="6pt" fo:font-weight="normal" style:font-size-asian="6pt" style:font-weight-asian="normal" style:font-size-complex="6pt" style:font-weight-complex="normal"/>
    </style:style>
    <style:style style:name="T12" style:family="text">
      <style:text-properties fo:font-family="'Airbus Special'" style:font-pitch="variable" fo:font-size="11pt" style:font-size-asian="11pt" style:font-size-complex="11pt"/>
    </style:style>
    <style:style style:name="T13" style:family="text">
      <style:text-properties style:use-window-font-color="true" style:text-outline="false" style:text-line-through-style="none" fo:font-family="Helvetica" style:font-family-generic="swiss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Helvetica" style:font-style-name="Light" style:font-family-generic="swiss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6" style:family="text">
      <style:text-properties fo:font-family="Helvetica" style:font-family-generic="swiss" style:font-pitch="variable" fo:font-size="10pt" style:font-family-asian="Helvetica" style:font-style-name-asian="Light" style:font-family-generic-asian="swiss" style:font-size-asian="10pt" style:font-family-complex="Helvetica" style:font-style-name-complex="Light" style:font-family-generic-complex="swiss" style:font-size-complex="10pt"/>
    </style:style>
    <style:style style:name="T17" style:family="text">
      <style:text-properties fo:font-family="Helvetica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18" style:family="text">
      <style:text-properties fo:font-size="5pt" fo:font-style="italic" style:font-size-asian="5pt" style:font-style-asian="italic" style:font-size-complex="5pt" style:font-style-complex="italic"/>
    </style:style>
    <style:style style:name="T19" style:family="text">
      <style:text-properties fo:color="#4c4c4c" fo:font-family="Helvetica" style:font-family-generic="swiss" style:font-pitch="variable" fo:font-size="10pt" style:font-size-asian="10pt" style:font-size-complex="10pt"/>
    </style:style>
    <style:style style:name="T20" style:family="text">
      <style:text-properties fo:color="#808080" fo:font-family="Helvetica" style:font-family-generic="swiss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2" draw:layer="layout" svg:width="16.5cm" svg:height="1.534cm" svg:x="1.2cm" svg:y="1.466cm">
          <draw:text-box>
            <text:p><text:span text:style-name="T1">PX2FMU – Flight Management Unit</text:span></text:p>
          </draw:text-box>
        </draw:frame>
        <draw:frame draw:style-name="gr2" draw:text-style-name="P3" draw:layer="layout" svg:width="13.007cm" svg:height="0.997cm" svg:x="1.164cm" svg:y="2.588cm">
          <draw:text-box>
            <text:p><text:span text:style-name="T2">QUICK START – HARDWARE VERSION 0.3 DEV</text:span></text:p>
          </draw:text-box>
        </draw:frame>
        <draw:frame draw:style-name="gr2" draw:text-style-name="P4" draw:layer="layout" svg:width="3.385cm" svg:height="0.946cm" svg:x="1.115cm" svg:y="4.054cm">
          <draw:text-box>
            <text:p><text:span text:style-name="T3">Description</text:span></text:p>
          </draw:text-box>
        </draw:frame>
        <draw:frame draw:style-name="gr2" draw:text-style-name="P4" draw:layer="layout" svg:width="2.72cm" svg:height="0.946cm" svg:x="9.28cm" svg:y="4.054cm">
          <draw:text-box>
            <text:p><text:span text:style-name="T3">Features</text:span></text:p>
          </draw:text-box>
        </draw:frame>
        <draw:frame draw:style-name="gr2" draw:text-style-name="P4" draw:layer="layout" svg:width="10.019cm" svg:height="0.946cm" svg:x="1cm" svg:y="9cm">
          <draw:text-box>
            <text:p><text:span text:style-name="T3">Connectors, Jumpers and Dimensions</text:span></text:p>
          </draw:text-box>
        </draw:frame>
        <draw:frame draw:style-name="gr2" draw:text-style-name="P4" draw:layer="layout" svg:width="10.171cm" svg:height="0.946cm" svg:x="1cm" svg:y="22.5cm">
          <draw:text-box>
            <text:p><text:span text:style-name="T3">Pinout and absolute maximum Ratings</text:span></text:p>
          </draw:text-box>
        </draw:frame>
        <draw:frame draw:style-name="gr3" draw:text-style-name="P6" draw:layer="layout" svg:width="7.2cm" svg:height="3.5cm" svg:x="1.1cm" svg:y="4.8cm">
          <draw:text-box>
            <text:p text:style-name="P5"><text:span text:style-name="T4">PX2FMU is an onboard management unit for micro air vehicles. It combines autopilot and inertial measurement unit and allows to control an aircraft using a single-board solution. The 30-pin expansion bus allows to combine it with other modules to provide additional I/O.</text:span></text:p>
            <text:p text:style-name="P5"><text:span text:style-name="T4"/></text:p>
            <text:p text:style-name="P5"><text:span text:style-name="T5">http://github.com/qgc/hardware</text:span></text:p>
          </draw:text-box>
        </draw:frame>
        <draw:frame draw:style-name="gr4" draw:text-style-name="P10" draw:layer="layout" svg:width="11.2cm" svg:height="4cm" svg:x="9.3cm" svg:y="4.8cm">
          <draw:text-box>
            <text:list text:style-name="L1">
              <text:list-item>
                <text:p text:style-name="P7"><text:span text:style-name="T4"><text:s/></text:span><text:span text:style-name="T4">120 Mhz Cortex-M3 CPU (128 KB RAM, 1 MB Flash)</text:span></text:p>
              </text:list-item>
              <text:list-item>
                <text:p text:style-name="P7"><text:span text:style-name="T4"><text:s/></text:span><text:span text:style-name="T4">50 mW power consumption</text:span></text:p>
              </text:list-item>
              <text:list-item>
                <text:p text:style-name="P8"><text:span text:style-name="T6"><text:s/></text:span><text:span text:style-name="T6">3D Gyro, ACC and Magnetometer (16 bit)</text:span></text:p>
              </text:list-item>
              <text:list-item>
                <text:p text:style-name="P8"><text:span text:style-name="T6"><text:s/></text:span><text:span text:style-name="T6">Barometric pressure (16 bit)</text:span></text:p>
              </text:list-item>
              <text:list-item>
                <text:p text:style-name="P8"><text:span text:style-name="T7"><text:s/></text:span><text:span text:style-name="T7">CAN/SPI/I2C/4x UART interfaces</text:span></text:p>
              </text:list-item>
              <text:list-item>
                <text:p text:style-name="P8"><text:span text:style-name="T7"><text:s/></text:span><text:span text:style-name="T7">PX2 Expansion bus (PX2IO: Servo and solid state relay outputs)</text:span></text:p>
              </text:list-item>
              <text:list-item>
                <text:p text:style-name="P7"><text:span text:style-name="T4"><text:s/></text:span><text:span text:style-name="T4">USB Serial Port (Virtual COM Port / VCP) USB Bootloader</text:span></text:p>
              </text:list-item>
              <text:list-item>
                <text:p text:style-name="P7"><text:span text:style-name="T4"><text:s/></text:span><text:span text:style-name="T4">50x35x6 mm (1.38x1.97x0.24“), 8g, 30x30 mm mounting holes</text:span></text:p>
              </text:list-item>
              <text:list-item>
                <text:p text:style-name="P7"><text:span text:style-name="T4"><text:s/></text:span><text:span text:style-name="T4">4.3-6 V wide supply input range (incl. USB power)</text:span></text:p>
              </text:list-item>
              <text:list-item>
                <text:p text:style-name="P9"><text:span text:style-name="T4"><text:s/></text:span><text:span text:style-name="T4">Selectable 3.3 V or 5 V IO</text:span></text:p>
              </text:list-item>
            </text:list>
          </draw:text-box>
        </draw:frame>
        <draw:g>
          <draw:g>
            <draw:custom-shape draw:style-name="gr5" draw:text-style-name="P11" draw:layer="layout" svg:width="4.762cm" svg:height="0.845cm" draw:transform="rotate (-1.57079632679579) translate (10.967cm 23.639cm)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3.692cm)">
              <text:p text:style-name="P1"><text:span text:style-name="T8">2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12" draw:layer="layout" svg:width="0.261cm" svg:height="0.262cm" draw:transform="rotate (-1.57079632679579) translate (10.833cm 23.692cm)">
              <text:p text:style-name="P1"><text:span text:style-name="T8">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4.005cm)">
              <text:p text:style-name="P1"><text:span text:style-name="T8">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4.006cm)">
              <text:p text:style-name="P1"><text:span text:style-name="T8">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4.32cm)">
              <text:p text:style-name="P1"><text:span text:style-name="T8">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634cm)">
              <text:p text:style-name="P1"><text:span text:style-name="T8">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4.948cm)">
              <text:p text:style-name="P1"><text:span text:style-name="T8">1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5.261cm)">
              <text:p text:style-name="P1"><text:span text:style-name="T8">1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5.575cm)">
              <text:p text:style-name="P1"><text:span text:style-name="T8">1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5.889cm)">
              <text:p text:style-name="P1"><text:span text:style-name="T8">1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6.204cm)">
              <text:p text:style-name="P1"><text:span text:style-name="T8">1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517cm)">
              <text:p text:style-name="P1"><text:span text:style-name="T8">2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1cm" draw:transform="rotate (-1.57079632679579) translate (10.519cm 26.832cm)">
              <text:p text:style-name="P1"><text:span text:style-name="T8">22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145cm)">
              <text:p text:style-name="P1"><text:span text:style-name="T8">24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7.459cm)">
              <text:p text:style-name="P1"><text:span text:style-name="T8">26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1cm" draw:transform="rotate (-1.57079632679579) translate (10.519cm 27.772cm)">
              <text:p text:style-name="P1"><text:span text:style-name="T8">28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1cm" draw:transform="rotate (-1.57079632679579) translate (10.519cm 28.087cm)">
              <text:p text:style-name="P1"><text:span text:style-name="T8">30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4.32cm)">
              <text:p text:style-name="P1"><text:span text:style-name="T8">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634cm)">
              <text:p text:style-name="P1"><text:span text:style-name="T8">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4.948cm)">
              <text:p text:style-name="P1"><text:span text:style-name="T8">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5.263cm)">
              <text:p text:style-name="P1"><text:span text:style-name="T8">1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5.575cm)">
              <text:p text:style-name="P1"><text:span text:style-name="T8">1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5.889cm)">
              <text:p text:style-name="P1"><text:span text:style-name="T8">1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204cm)">
              <text:p text:style-name="P1"><text:span text:style-name="T8">1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6.517cm)">
              <text:p text:style-name="P1"><text:span text:style-name="T8">19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6.832cm)">
              <text:p text:style-name="P1"><text:span text:style-name="T8">21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cm" svg:height="0.262cm" draw:transform="rotate (-1.57079632679579) translate (10.833cm 27.146cm)">
              <text:p text:style-name="P1"><text:span text:style-name="T8">23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7.459cm)">
              <text:p text:style-name="P1"><text:span text:style-name="T8">25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2cm" svg:height="0.262cm" draw:transform="rotate (-1.57079632679579) translate (10.833cm 27.773cm)">
              <text:p text:style-name="P1"><text:span text:style-name="T8">27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2" draw:layer="layout" svg:width="0.261cm" svg:height="0.262cm" draw:transform="rotate (-1.57079632679579) translate (10.833cm 28.087cm)">
              <text:p text:style-name="P1"><text:span text:style-name="T8">29</text:span></text:p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4" draw:layer="layout" svg:width="3.104cm" svg:height="4.886cm" svg:x="11.096cm" svg:y="23.614cm">
            <draw:text-box>
              <text:p text:style-name="P13"><text:span text:style-name="T9">VDD_5V</text:span></text:p>
              <text:p text:style-name="P13"><text:span text:style-name="T9">GND</text:span></text:p>
              <text:p text:style-name="P13"><text:span text:style-name="T9">CAN2_TX</text:span></text:p>
              <text:p text:style-name="P13"><text:span text:style-name="T9">USART1_TX_EXT</text:span></text:p>
              <text:p text:style-name="P13"><text:span text:style-name="T9">I2C3_SCL</text:span></text:p>
              <text:p text:style-name="P13"><text:span text:style-name="T9">SPI3_SCK</text:span></text:p>
              <text:p text:style-name="P13"><text:span text:style-name="T9">SPI3_MISO</text:span></text:p>
              <text:p text:style-name="P13"><text:span text:style-name="T9">UART5_TX</text:span></text:p>
              <text:p text:style-name="P13"><text:span text:style-name="T9">I2C2_SCL</text:span></text:p>
              <text:p text:style-name="P13"><text:span text:style-name="T9">USART2_CTS</text:span></text:p>
              <text:p text:style-name="P13"><text:span text:style-name="T9">USART2_TX</text:span></text:p>
              <text:p text:style-name="P13"><text:span text:style-name="T9">PPM_INPUT</text:span></text:p>
              <text:p text:style-name="P13"><text:span text:style-name="T9">GPIO_EXT2</text:span></text:p>
              <text:p text:style-name="P13"><text:span text:style-name="T9">GND</text:span></text:p>
              <text:p text:style-name="P13"><text:span text:style-name="T9">ADC123_IN12</text:span></text:p>
            </draw:text-box>
          </draw:frame>
          <draw:frame draw:style-name="gr8" draw:text-style-name="P16" draw:layer="layout" svg:width="3.5cm" svg:height="4.886cm" svg:x="6.522cm" svg:y="23.614cm">
            <draw:text-box>
              <text:p text:style-name="P15"><text:span text:style-name="T9">VDD_5V</text:span></text:p>
              <text:p text:style-name="P15"><text:span text:style-name="T9">GND</text:span></text:p>
              <text:p text:style-name="P15"><text:span text:style-name="T9">CAN2_RX</text:span></text:p>
              <text:p text:style-name="P15"><text:span text:style-name="T9">USART1_RX_EXT</text:span></text:p>
              <text:p text:style-name="P15"><text:span text:style-name="T9">I2C3_SDA</text:span></text:p>
              <text:p text:style-name="P15"><text:span text:style-name="T9">SPI3_MOSI</text:span></text:p>
              <text:p text:style-name="P15"><text:span text:style-name="T9">SPI3_NSS</text:span></text:p>
              <text:p text:style-name="P15"><text:span text:style-name="T9">UART5_RX</text:span></text:p>
              <text:p text:style-name="P15"><text:span text:style-name="T9">I2C2_SDA</text:span></text:p>
              <text:p text:style-name="P15"><text:span text:style-name="T9">USART2_RTS</text:span></text:p>
              <text:p text:style-name="P15"><text:span text:style-name="T9">USART2_RX</text:span></text:p>
              <text:p text:style-name="P15"><text:span text:style-name="T9">GPIO_EXT1</text:span></text:p>
              <text:p text:style-name="P15"><text:span text:style-name="T9">PC8</text:span></text:p>
              <text:p text:style-name="P15"><text:span text:style-name="T9">ADC123_IN11</text:span></text:p>
              <text:p text:style-name="P15"><text:span text:style-name="T9">ADC123_IN13</text:span></text:p>
            </draw:text-box>
          </draw:frame>
        </draw:g>
        <draw:g>
          <draw:custom-shape draw:style-name="gr6" draw:text-style-name="P11" draw:layer="layout" svg:width="4.865cm" svg:height="0.909cm" draw:transform="rotate (-1.57079632679579) translate (19.709cm 23.583cm)">
            <text:p text:style-name="P1"><text:span text:style-name="T10">EXTERNAL</text:span></text:p>
            <draw:enhanced-geometry svg:viewBox="0 0 21600 21600" draw:type="rectangle" draw:enhanced-path="M 0 0 L 21600 0 21600 21600 0 21600 0 0 Z N"/>
          </draw:custom-shape>
          <draw:frame draw:style-name="gr9" draw:text-style-name="P16" draw:layer="layout" svg:width="5.1cm" svg:height="4.886cm" svg:x="13.7cm" svg:y="23.614cm">
            <draw:text-box>
              <text:p text:style-name="P15"><text:span text:style-name="T9">VDD_5V</text:span></text:p>
              <text:p text:style-name="P15"><text:span text:style-name="T9">VDD_3V3</text:span></text:p>
              <text:p text:style-name="P15"><text:span text:style-name="T9">I2C1_SCL</text:span></text:p>
              <text:p text:style-name="P15"><text:span text:style-name="T9">I2C1_SDA</text:span></text:p>
              <text:p text:style-name="P15"><text:span text:style-name="T9">USART2_TX</text:span></text:p>
              <text:p text:style-name="P15"><text:span text:style-name="T9">USART2_CTS</text:span></text:p>
              <text:p text:style-name="P15"><text:span text:style-name="T9">USART2_RTS</text:span></text:p>
              <text:p text:style-name="P15"><text:span text:style-name="T9">UART2_RX</text:span></text:p>
              <text:p text:style-name="P15"><text:span text:style-name="T9">USART1_TX_EXT</text:span></text:p>
              <text:p text:style-name="P15"><text:span text:style-name="T9">USART1_TX_EXT</text:span></text:p>
              <text:p text:style-name="P15"><text:span text:style-name="T9">PPM_INPUT (3-5V)</text:span></text:p>
              <text:p text:style-name="P15"><text:span text:style-name="T9">GPIO_EXT2</text:span></text:p>
              <text:p text:style-name="P15"><text:span text:style-name="T9">GPIO_EXT1</text:span></text:p>
              <text:p text:style-name="P15"><text:span text:style-name="T9">BATTERY_MONITOR (3-18V)</text:span></text:p>
              <text:p text:style-name="P15"><text:span text:style-name="T9">GND</text:span></text:p>
            </draw:text-box>
          </draw:frame>
          <draw:custom-shape draw:style-name="gr6" draw:text-style-name="P17" draw:layer="layout" svg:width="4.865cm" svg:height="0.279cm" draw:transform="rotate (-1.57079632679579) translate (19.08cm 23.584cm)">
            <text:p text:style-name="P5"><text:span text:style-name="T11">1 <text:s text:c="73"/>15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11" draw:layer="layout" svg:width="1.746cm" svg:height="0.909cm" draw:transform="rotate (-1.57079632679579) translate (5.8cm 26.661cm)">
            <text:p text:style-name="P1"><text:span text:style-name="T10">GP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1.763cm" svg:height="0.279cm" draw:transform="rotate (-1.57079632679579) translate (5.181cm 26.644cm)">
            <text:p text:style-name="P5"><text:span text:style-name="T11">1 <text:s text:c="22"/>6</text:span></text:p>
            <draw:enhanced-geometry svg:viewBox="0 0 21600 21600" draw:type="rectangle" draw:enhanced-path="M 0 0 L 21600 0 21600 21600 0 21600 0 0 Z N"/>
          </draw:custom-shape>
          <draw:frame draw:style-name="gr10" draw:text-style-name="P16" draw:layer="layout" svg:width="4cm" svg:height="2.414cm" svg:x="0.9cm" svg:y="26.486cm">
            <draw:text-box>
              <text:p text:style-name="P15"><text:span text:style-name="T9">GND</text:span></text:p>
              <text:p text:style-name="P15"><text:span text:style-name="T9">VDD_GPS (3.3 or 5V)</text:span></text:p>
              <text:p text:style-name="P15"><text:span text:style-name="T9">USART6_RX</text:span></text:p>
              <text:p text:style-name="P15"><text:span text:style-name="T9">USART6_TX</text:span></text:p>
              <text:p text:style-name="P15"><text:span text:style-name="T9">GND</text:span></text:p>
              <text:p text:style-name="P15"><text:span text:style-name="T9">NOT CONNECTED (NC)</text:span></text:p>
              <text:p text:style-name="P15"><text:span text:style-name="T9"/></text:p>
            </draw:text-box>
          </draw:frame>
        </draw:g>
        <draw:line draw:style-name="gr11" draw:text-style-name="P1" draw:layer="layout" svg:x1="1cm" svg:y1="23.3cm" svg:x2="20cm" svg:y2="23.3cm">
          <text:p/>
        </draw:line>
        <draw:line draw:style-name="gr11" draw:text-style-name="P1" draw:layer="layout" svg:x1="1cm" svg:y1="9.8cm" svg:x2="20cm" svg:y2="9.8cm">
          <text:p/>
        </draw:line>
        <draw:frame draw:style-name="gr12" draw:text-style-name="P10" draw:layer="layout" svg:width="5.5cm" svg:height="3.2cm" svg:x="1cm" svg:y="23.4cm">
          <draw:text-box>
            <text:list text:style-name="L1">
              <text:list-item>
                <text:p text:style-name="P7"><text:span text:style-name="T4"><text:s/></text:span><text:span text:style-name="T4">Input: 4.3-6 V, 10 mA onboard use, max. 800 mA peripheral supply</text:span></text:p>
              </text:list-item>
              <text:list-item>
                <text:p text:style-name="P7"><text:span text:style-name="T4"><text:s/></text:span><text:span text:style-name="T4">Output: 5 V/3.3 V, fuse-limited 500 mA EXT, 5 V/3.3 V, fuse-limited 200 mA GPS</text:span></text:p>
              </text:list-item>
              <text:list-item>
                <text:p text:style-name="P7"><text:span text:style-name="T4"><text:s/></text:span><text:span text:style-name="T4">VDD_5V: 5 V input, VCC_3V3: 3.3 V output</text:span></text:p>
              </text:list-item>
            </text:list>
          </draw:text-box>
        </draw:frame>
        <draw:line draw:style-name="gr11" draw:text-style-name="P1" draw:layer="layout" svg:x1="5.4cm" svg:y1="14.7cm" svg:x2="3.4cm" svg:y2="12.7cm">
          <text:p/>
        </draw:line>
        <draw:line draw:style-name="gr11" draw:text-style-name="P1" draw:layer="layout" svg:x1="3.404cm" svg:y1="12.696cm" svg:x2="1.404cm" svg:y2="12.696cm">
          <text:p/>
        </draw:line>
        <draw:line draw:style-name="gr11" draw:text-style-name="P1" draw:layer="layout" svg:x1="5.4cm" svg:y1="20cm" svg:x2="3.5cm" svg:y2="22cm">
          <text:p/>
        </draw:line>
        <draw:line draw:style-name="gr11" draw:text-style-name="P1" draw:layer="layout" svg:x1="3.5cm" svg:y1="22cm" svg:x2="1.5cm" svg:y2="22cm">
          <text:p/>
        </draw:line>
        <draw:line draw:style-name="gr11" draw:text-style-name="P1" draw:layer="layout" svg:x1="14.823cm" svg:y1="17.24cm" svg:x2="17.5cm" svg:y2="14.4cm">
          <text:p/>
        </draw:line>
        <draw:line draw:style-name="gr11" draw:text-style-name="P1" draw:layer="layout" svg:x1="19.5cm" svg:y1="14.4cm" svg:x2="17.5cm" svg:y2="14.4cm">
          <text:p/>
        </draw:line>
        <draw:line draw:style-name="gr11" draw:text-style-name="P1" draw:layer="layout" svg:x1="8cm" svg:y1="13.9cm" svg:x2="7cm" svg:y2="12.9cm">
          <text:p/>
        </draw:line>
        <draw:line draw:style-name="gr11" draw:text-style-name="P1" draw:layer="layout" svg:x1="7cm" svg:y1="12.9cm" svg:x2="5cm" svg:y2="12.9cm">
          <text:p/>
        </draw:line>
        <draw:line draw:style-name="gr11" draw:text-style-name="P1" draw:layer="layout" svg:x1="9.5cm" svg:y1="13.9cm" svg:x2="7.5cm" svg:y2="11.9cm">
          <text:p/>
        </draw:line>
        <draw:line draw:style-name="gr11" draw:text-style-name="P1" draw:layer="layout" svg:x1="7.5cm" svg:y1="11.9cm" svg:x2="5.5cm" svg:y2="11.9cm">
          <text:p/>
        </draw:line>
        <draw:line draw:style-name="gr11" draw:text-style-name="P1" draw:layer="layout" svg:x1="10.5cm" svg:y1="13.9cm" svg:x2="13cm" svg:y2="11.4cm">
          <text:p/>
        </draw:line>
        <draw:line draw:style-name="gr11" draw:text-style-name="P1" draw:layer="layout" svg:x1="15cm" svg:y1="11.4cm" svg:x2="13cm" svg:y2="11.4cm">
          <text:p/>
        </draw:line>
        <draw:line draw:style-name="gr11" draw:text-style-name="P1" draw:layer="layout" svg:x1="12.3cm" svg:y1="13.9cm" svg:x2="13.3cm" svg:y2="12.9cm">
          <text:p/>
        </draw:line>
        <draw:line draw:style-name="gr11" draw:text-style-name="P1" draw:layer="layout" svg:x1="15.3cm" svg:y1="12.9cm" svg:x2="13.3cm" svg:y2="12.9cm">
          <text:p/>
        </draw:line>
        <draw:frame draw:style-name="gr13" draw:text-style-name="P18" draw:layer="layout" svg:width="2.534cm" svg:height="1.685cm" svg:x="1.234cm" svg:y="20.315cm">
          <draw:text-box>
            <text:p><text:span text:style-name="T4">GPS module</text:span></text:p>
            <text:p><text:span text:style-name="T4">Connector</text:span></text:p>
            <text:p><text:span text:style-name="T4">(UART and</text:span></text:p>
            <text:p><text:span text:style-name="T4">power) </text:span></text:p>
          </draw:text-box>
        </draw:frame>
        <draw:frame draw:style-name="gr13" draw:text-style-name="P18" draw:layer="layout" svg:width="2.572cm" svg:height="0.632cm" svg:x="4.71cm" svg:y="12.315cm">
          <draw:text-box>
            <text:p><text:span text:style-name="T4">Reset Button</text:span></text:p>
          </draw:text-box>
        </draw:frame>
        <draw:frame draw:style-name="gr13" draw:text-style-name="P18" draw:layer="layout" svg:width="2.801cm" svg:height="0.983cm" svg:x="5.244cm" svg:y="10.95cm">
          <draw:text-box>
            <text:p><text:span text:style-name="T4">ARM Mini</text:span></text:p>
            <text:p><text:span text:style-name="T4">JTAG (10 pos)</text:span></text:p>
          </draw:text-box>
        </draw:frame>
        <draw:frame draw:style-name="gr13" draw:text-style-name="P18" draw:layer="layout" svg:width="2.78cm" svg:height="1.334cm" svg:x="13.028cm" svg:y="11.63cm">
          <draw:text-box>
            <text:p><text:span text:style-name="T4">USB Micro-B</text:span></text:p>
            <text:p><text:span text:style-name="T4">Virt. COM port</text:span></text:p>
            <text:p><text:span text:style-name="T4">USB powered</text:span></text:p>
          </draw:text-box>
        </draw:frame>
        <draw:frame draw:style-name="gr13" draw:text-style-name="P18" draw:layer="layout" svg:width="3.199cm" svg:height="1.685cm" svg:x="12.749cm" svg:y="9.8cm">
          <draw:text-box>
            <text:p><text:span text:style-name="T4">Status Leds</text:span></text:p>
            <text:p><text:span text:style-name="T4">Green: Power on</text:span></text:p>
            <text:p><text:span text:style-name="T4">Blue: Activity</text:span></text:p>
            <text:p><text:span text:style-name="T4">Amber: Error</text:span></text:p>
          </draw:text-box>
        </draw:frame>
        <draw:frame draw:style-name="gr13" draw:text-style-name="P18" draw:layer="layout" svg:width="2.416cm" svg:height="1.685cm" svg:x="1.136cm" svg:y="11cm">
          <draw:text-box>
            <text:p><text:span text:style-name="T4">Peripherals,</text:span></text:p>
            <text:p><text:span text:style-name="T4">Computer,</text:span></text:p>
            <text:p><text:span text:style-name="T4">Radio,</text:span></text:p>
            <text:p><text:span text:style-name="T4">and motors</text:span></text:p>
          </draw:text-box>
        </draw:frame>
        <draw:frame draw:style-name="gr13" draw:text-style-name="P18" draw:layer="layout" svg:width="2.945cm" svg:height="0.983cm" svg:x="17.3cm" svg:y="13.415cm">
          <draw:text-box>
            <text:p><text:span text:style-name="T4">PX2 Expansion</text:span></text:p>
            <text:p><text:span text:style-name="T4">Bus System</text:span></text:p>
          </draw:text-box>
        </draw:frame>
        <draw:g>
          <draw:g>
            <draw:rect draw:style-name="gr14" draw:text-style-name="P1" draw:layer="layout" svg:width="10cm" svg:height="7cm" svg:x="5.5cm" svg:y="14cm">
              <text:p/>
            </draw:rect>
            <draw:circle draw:style-name="gr15" draw:text-style-name="P1" draw:layer="layout" svg:width="0.42cm" svg:height="0.42cm" svg:x="7.19cm" svg:y="14.29cm">
              <text:p/>
            </draw:circle>
            <draw:circle draw:style-name="gr15" draw:text-style-name="P1" draw:layer="layout" svg:width="0.42cm" svg:height="0.42cm" svg:x="7.19cm" svg:y="20.29cm">
              <text:p/>
            </draw:circle>
            <draw:circle draw:style-name="gr15" draw:text-style-name="P1" draw:layer="layout" svg:width="0.42cm" svg:height="0.42cm" svg:x="13.19cm" svg:y="14.29cm">
              <text:p/>
            </draw:circle>
            <draw:circle draw:style-name="gr15" draw:text-style-name="P1" draw:layer="layout" svg:width="0.42cm" svg:height="0.42cm" svg:x="13.19cm" svg:y="20.29cm">
              <text:p/>
            </draw:circle>
            <draw:rect draw:style-name="gr16" draw:text-style-name="P19" draw:layer="layout" svg:width="2.615cm" svg:height="2.613cm" draw:transform="skewX (-0.000349065850398753) rotate (0.7853981633973) translate (8.485cm 17.736cm)" draw:corner-radius="0.2cm">
              <text:p text:style-name="P1"><text:span text:style-name="T12">STM32F2</text:span></text:p>
            </draw:rect>
            <draw:custom-shape draw:style-name="gr6" draw:text-style-name="P11" draw:layer="layout" svg:width="4.865cm" svg:height="0.909cm" draw:transform="rotate (-1.57079632679579) translate (6.509cm 14.135cm)">
              <text:p text:style-name="P1"><text:span text:style-name="T10">EXTERNAL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746cm" svg:height="0.909cm" draw:transform="rotate (-1.57079632679579) translate (6.509cm 19.125cm)">
              <text:p text:style-name="P1"><text:span text:style-name="T10">GPS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1" draw:layer="layout" svg:width="1.418cm" svg:height="0.909cm" svg:x="9cm" svg:y="14.1cm">
              <text:p text:style-name="P1"><text:span text:style-name="T10">JTA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5" draw:text-style-name="P11" draw:layer="layout" svg:width="0.28cm" svg:height="0.909cm" svg:x="10.9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11" draw:layer="layout" svg:width="0.28cm" svg:height="0.408cm" svg:x="10.9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0.5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1" draw:layer="layout" svg:width="0.28cm" svg:height="0.408cm" svg:x="10.5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" draw:text-style-name="P11" draw:layer="layout" svg:width="0.28cm" svg:height="0.909cm" svg:x="11.3cm" svg:y="14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1" draw:layer="layout" svg:width="0.28cm" svg:height="0.408cm" svg:x="11.3cm" svg:y="14.3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custom-shape draw:style-name="gr6" draw:text-style-name="P11" draw:layer="layout" svg:width="1.318cm" svg:height="1.4cm" svg:x="11.682cm" svg:y="14.1cm">
              <text:p text:style-name="P1"><text:span text:style-name="T10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11" draw:layer="layout" svg:width="0.918cm" svg:height="0.909cm" svg:x="7.982cm" svg:y="14.091cm">
              <text:p text:style-name="P1"><text:span text:style-name="T10">RS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1" draw:layer="layout" svg:width="0.571cm" svg:height="0.268cm" svg:x="8.156cm" svg:y="13.8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5" draw:text-style-name="P11" draw:layer="layout" svg:width="6.757cm" svg:height="1.199cm" draw:transform="rotate (-1.57079632679579) translate (15.385cm 14.12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1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4.64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4.6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53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42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31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20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09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19.9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4.75cm 20.4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08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534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5.97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425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6.8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316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7.761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207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8.652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098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543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19.989cm)">
              <text:p/>
              <draw:enhanced-geometry svg:viewBox="0 0 21600 21600" draw:type="rectangle" draw:enhanced-path="M 0 0 L 21600 0 21600 21600 0 21600 0 0 Z N"/>
            </draw:custom-shape>
            <draw:custom-shape draw:style-name="gr5" draw:text-style-name="P11" draw:layer="layout" svg:width="0.37cm" svg:height="0.371cm" draw:transform="rotate (-1.57079632679579) translate (15.194cm 20.434cm)">
              <text:p/>
              <draw:enhanced-geometry svg:viewBox="0 0 21600 21600" draw:type="rectangle" draw:enhanced-path="M 0 0 L 21600 0 21600 21600 0 21600 0 0 Z N"/>
            </draw:custom-shape>
          </draw:g>
        </draw:g>
        <draw:circle draw:style-name="gr21" draw:text-style-name="P1" draw:layer="layout" svg:width="2cm" svg:height="2cm" svg:x="7.1cm" svg:y="15.1cm">
          <text:p/>
        </draw:circle>
        <draw:measure draw:style-name="gr22" draw:text-style-name="P20" draw:layer="measurelines" svg:x1="15.5cm" svg:y1="14cm" svg:x2="15.5cm" svg:y2="21cm">
          <text:p text:style-name="P20"><text:span text:style-name="T13"><text:measure text:kind="gap"/></text:span><text:span text:style-name="T13">35 mm</text:span></text:p>
        </draw:measure>
        <draw:measure draw:style-name="gr23" draw:text-style-name="P21" draw:layer="measurelines" svg:x1="15.5cm" svg:y1="21cm" svg:x2="5.5cm" svg:y2="21cm">
          <text:p text:style-name="P21"><text:span text:style-name="T13">50 mm</text:span></text:p>
        </draw:measure>
        <draw:measure draw:style-name="gr24" draw:text-style-name="P21" draw:layer="measurelines" svg:x1="7.4cm" svg:y1="20.5cm" svg:x2="5.5cm" svg:y2="20.5cm">
          <text:p text:style-name="P21"><text:span text:style-name="T13">9.5 mm</text:span></text:p>
        </draw:measure>
        <draw:measure draw:style-name="gr25" draw:text-style-name="P22" draw:layer="measurelines" svg:x1="13.4cm" svg:y1="14.001cm" svg:x2="13.4cm" svg:y2="14.501cm">
          <text:p text:style-name="P22"><text:span text:style-name="T14">2.5 mm</text:span></text:p>
        </draw:measure>
        <draw:frame draw:style-name="gr26" draw:text-style-name="P23" draw:layer="layout" svg:width="0.502cm" svg:height="1.187cm" svg:x="14.394cm" svg:y="12.4cm">
          <draw:text-box>
            <text:p/>
          </draw:text-box>
        </draw:frame>
        <draw:measure draw:style-name="gr27" draw:text-style-name="P21" draw:layer="measurelines" svg:x1="15.5cm" svg:y1="20.5cm" svg:x2="13.415cm" svg:y2="20.5cm">
          <text:p text:style-name="P21"><text:span text:style-name="T13">10.5 mm</text:span></text:p>
        </draw:measure>
        <draw:line draw:style-name="gr28" draw:text-style-name="P1" draw:layer="layout" svg:x1="13.4cm" svg:y1="20.5cm" svg:x2="15.3cm" svg:y2="18.5cm">
          <text:p/>
        </draw:line>
        <draw:frame draw:style-name="gr13" draw:text-style-name="P18" draw:layer="layout" svg:width="2.907cm" svg:height="0.632cm" svg:x="17.3cm" svg:y="17.9cm">
          <draw:text-box>
            <text:p><text:span text:style-name="T15">Ø</text:span><text:span text:style-name="T16"> 2.1 mm (M2)</text:span></text:p>
          </draw:text-box>
        </draw:frame>
        <draw:line draw:style-name="gr29" draw:text-style-name="P1" draw:layer="layout" svg:x1="15.3cm" svg:y1="18.5cm" svg:x2="19.5cm" svg:y2="18.5cm">
          <text:p/>
        </draw:line>
        <draw:custom-shape draw:style-name="gr6" draw:text-style-name="P17" draw:layer="layout" svg:width="4.865cm" svg:height="0.279cm" draw:transform="rotate (-1.57079632679579) translate (5.9cm 14.135cm)">
          <text:p text:style-name="P5"><text:span text:style-name="T11">1 <text:s text:c="73"/>15</text:span></text:p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0.261cm" svg:height="0.262cm" draw:transform="rotate (-1.57079632679579) translate (15.144cm 14.255cm)">
          <text:p text:style-name="P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2" draw:text-style-name="P25" draw:layer="layout" svg:width="7.284cm" svg:height="0.45cm" svg:x="0.583cm" svg:y="28.5cm">
          <draw:text-box>
            <text:p><text:span text:style-name="T18">Mates housing: ''JST SH SHR-06V-S-B'', Contacts: JST SH ''SSH-003T-P0.2'', AWG 28</text:span></text:p>
          </draw:text-box>
        </draw:frame>
        <draw:frame draw:style-name="gr2" draw:text-style-name="P25" draw:layer="layout" svg:width="4.236cm" svg:height="0.45cm" svg:x="8.5cm" svg:y="28.5cm">
          <draw:text-box>
            <text:p><text:span text:style-name="T18">Mates 2 mm header: 3M ''951230-2520-AR-PR''</text:span></text:p>
          </draw:text-box>
        </draw:frame>
        <draw:frame draw:style-name="gr2" draw:text-style-name="P25" draw:layer="layout" svg:width="6.856cm" svg:height="0.45cm" svg:x="13cm" svg:y="28.5cm">
          <draw:text-box>
            <text:p><text:span text:style-name="T18">Mates housing: Molex PicoBlade ''51021-1500'', contacts: ''50058-8000'', AWG 28</text:span></text:p>
          </draw:text-box>
        </draw:frame>
        <draw:custom-shape draw:style-name="gr6" draw:text-style-name="P17" draw:layer="layout" svg:width="1.763cm" svg:height="0.279cm" draw:transform="rotate (-1.57079632679579) translate (5.9cm 19.1cm)">
          <text:p text:style-name="P5"><text:span text:style-name="T11">1 <text:s text:c="22"/>6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5.4cm" svg:y1="17.1cm" svg:x2="3.4cm" svg:y2="15.1cm">
          <text:p/>
        </draw:line>
        <draw:line draw:style-name="gr31" draw:text-style-name="P1" draw:layer="layout" svg:x1="3.404cm" svg:y1="15.096cm" svg:x2="1.404cm" svg:y2="15.096cm">
          <text:p/>
        </draw:line>
        <draw:frame draw:style-name="gr32" draw:text-style-name="P26" draw:layer="layout" svg:width="3.749cm" svg:height="2.036cm" svg:x="1.136cm" svg:y="13.1cm">
          <draw:text-box>
            <text:p><text:span text:style-name="T19">Telemetry</text:span></text:p>
            <text:p><text:span text:style-name="T19">UART voltage</text:span></text:p>
            <text:p><text:span text:style-name="T19">A: 3.3 V I/O (default)</text:span></text:p>
            <text:p><text:span text:style-name="T19">(5V tolerant)</text:span></text:p>
            <text:p><text:span text:style-name="T19">B: 5.0 V I/O</text:span></text:p>
          </draw:text-box>
        </draw:frame>
        <draw:line draw:style-name="gr31" draw:text-style-name="P1" draw:layer="layout" svg:x1="8cm" svg:y1="17.1cm" svg:x2="5.4cm" svg:y2="17.1cm">
          <text:p/>
        </draw:line>
        <draw:g>
          <draw:custom-shape draw:style-name="gr5" draw:text-style-name="P11" draw:layer="layout" svg:width="0.28cm" svg:height="0.909cm" svg:x="7.8cm" svg:y="15.6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7.8cm" svg:y="15.7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7.956cm" svg:y="15.814cm">
            <draw:text-box>
              <text:p><text:span text:style-name="T4">SJ1</text:span></text:p>
            </draw:text-box>
          </draw:frame>
          <draw:custom-shape draw:style-name="gr34" draw:text-style-name="P11" draw:layer="layout" svg:width="0.28cm" svg:height="0.269cm" svg:x="7.8cm" svg:y="16.1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ircle draw:style-name="gr21" draw:text-style-name="P1" draw:layer="layout" svg:width="2cm" svg:height="2cm" svg:x="6.4cm" svg:y="18.5cm">
          <text:p/>
        </draw:circle>
        <draw:line draw:style-name="gr31" draw:text-style-name="P1" draw:layer="layout" svg:x1="5.4cm" svg:y1="20.5cm" svg:x2="3.4cm" svg:y2="18.5cm">
          <text:p/>
        </draw:line>
        <draw:line draw:style-name="gr31" draw:text-style-name="P1" draw:layer="layout" svg:x1="3.404cm" svg:y1="18.496cm" svg:x2="1.404cm" svg:y2="18.496cm">
          <text:p/>
        </draw:line>
        <draw:line draw:style-name="gr31" draw:text-style-name="P1" draw:layer="layout" svg:x1="7.2cm" svg:y1="20.5cm" svg:x2="5.4cm" svg:y2="20.5cm">
          <text:p/>
        </draw:line>
        <draw:g>
          <draw:custom-shape draw:style-name="gr5" draw:text-style-name="P11" draw:layer="layout" svg:width="0.28cm" svg:height="0.909cm" svg:x="7.1cm" svg:y="19.0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1" draw:layer="layout" svg:width="0.28cm" svg:height="0.269cm" svg:x="7.1cm" svg:y="19.1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8" draw:layer="layout" svg:width="1.142cm" svg:height="0.632cm" svg:x="7.256cm" svg:y="19.214cm">
            <draw:text-box>
              <text:p><text:span text:style-name="T4">SJ2</text:span></text:p>
            </draw:text-box>
          </draw:frame>
          <draw:custom-shape draw:style-name="gr34" draw:text-style-name="P11" draw:layer="layout" svg:width="0.28cm" svg:height="0.269cm" svg:x="7.1cm" svg:y="19.5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2" draw:text-style-name="P26" draw:layer="layout" svg:width="3.631cm" svg:height="1.685cm" svg:x="1.138cm" svg:y="16.764cm">
          <draw:text-box>
            <text:p><text:span text:style-name="T19">GPS supply voltage</text:span><text:span text:style-name="T19"><text:line-break/></text:span><text:span text:style-name="T19">selection</text:span></text:p>
            <text:p><text:span text:style-name="T19">A: 3.3 V (default)</text:span></text:p>
            <text:p><text:span text:style-name="T19">B: 5.0 V I/O</text:span></text:p>
          </draw:text-box>
        </draw:frame>
      </draw:page>
      <draw:page draw:name="page2" draw:style-name="dp1" draw:master-page-name="Standard">
        <draw:rect draw:style-name="gr1" draw:text-style-name="P1" draw:layer="layout" svg:width="20cm" svg:height="28.5cm" svg:x="0.5cm" svg:y="0.5cm">
          <text:p/>
        </draw:rect>
        <draw:frame draw:style-name="gr2" draw:text-style-name="P4" draw:layer="layout" svg:width="8.609cm" svg:height="0.946cm" svg:x="1cm" svg:y="10.5cm">
          <draw:text-box>
            <text:p><text:span text:style-name="T3">Software Tools / Getting Started</text:span></text:p>
          </draw:text-box>
        </draw:frame>
        <draw:line draw:style-name="gr11" draw:text-style-name="P1" draw:layer="layout" svg:x1="1cm" svg:y1="11.3cm" svg:x2="20cm" svg:y2="11.3cm">
          <text:p/>
        </draw:line>
        <draw:frame draw:style-name="gr2" draw:text-style-name="P4" draw:layer="layout" svg:width="9.532cm" svg:height="0.946cm" svg:x="1cm" svg:y="1cm">
          <draw:text-box>
            <text:p><text:span text:style-name="T3">Additional connectors (bottom side)</text:span></text:p>
          </draw:text-box>
        </draw:frame>
        <draw:line draw:style-name="gr11" draw:text-style-name="P1" draw:layer="layout" svg:x1="1cm" svg:y1="1.8cm" svg:x2="20cm" svg:y2="1.8cm">
          <text:p/>
        </draw:line>
        <draw:frame draw:style-name="gr3" draw:text-style-name="P27" draw:layer="layout" svg:width="18.9cm" svg:height="4.463cm" svg:x="1.1cm" svg:y="11.5cm">
          <draw:text-box>
            <text:p text:style-name="P5"><text:span text:style-name="T10">Please follow the steps below to get started with PX2FMU.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Download the QGroundControl GUI (Windows / Linux / Mac) from </text:span><text:span text:style-name="T10"><text:a xlink:href="http://www.qgroundcontrol.org/downloads">http://www.qgroundcontrol.org/downloads</text:a></text:span></text:p>
              </text:list-item>
              <text:list-item>
                <text:p text:style-name="P5"><text:span text:style-name="T10"><text:s/></text:span><text:span text:style-name="T10">Install the application</text:span></text:p>
              </text:list-item>
              <text:list-item>
                <text:p text:style-name="P5"><text:span text:style-name="T10"><text:s/></text:span><text:span text:style-name="T10">Connect PX2FMU with an USB-A to Micro USB-B cable to your computer (cellphone usb data cable type)</text:span></text:p>
              </text:list-item>
              <text:list-item>
                <text:p text:style-name="P5"><text:span text:style-name="T10"><text:s/></text:span><text:span text:style-name="T10">Your operating system might display a message indicating that new hardware was found</text:span></text:p>
              </text:list-item>
              <text:list-item>
                <text:p text:style-name="P5"><text:span text:style-name="T10"><text:s/></text:span><text:span text:style-name="T10">Start QGroundControl from your application menu</text:span></text:p>
              </text:list-item>
              <text:list-item>
                <text:p text:style-name="P5"><text:span text:style-name="T10"><text:s/></text:span><text:span text:style-name="T10">Go to Communication &gt; Add new Link</text:span></text:p>
              </text:list-item>
              <text:list-item>
                <text:p text:style-name="P5"><text:span text:style-name="T10"><text:s/></text:span><text:span text:style-name="T10">Leave the default settings, except for these values:</text:span></text:p>
                <text:p text:style-name="P5"><text:span text:style-name="T10">Baud rate: 115200 baud, data bits: 8 bits, stop bits: 1 bit, no parity, no hardware flow control</text:span></text:p>
              </text:list-item>
              <text:list-item>
                <text:p text:style-name="P5"><text:span text:style-name="T10"><text:s/></text:span><text:span text:style-name="T10">QGroundControl will display the heartbeat of MAV001. The displayed attitude will change if you move PX2FMU.</text:span></text:p>
                <text:p text:style-name="P5"><text:span text:style-name="T10"/></text:p>
              </text:list-item>
            </text:list>
          </draw:text-box>
        </draw:frame>
        <draw:rect draw:style-name="gr14" draw:text-style-name="P1" draw:layer="layout" svg:width="10cm" svg:height="7cm" draw:transform="rotate (3.1415926535892) translate (15.5cm 10.1cm)">
          <text:p/>
        </draw:rect>
        <draw:circle draw:style-name="gr15" draw:text-style-name="P1" draw:layer="layout" svg:width="-0.42cm" svg:height="-0.42cm" svg:x="7.61cm" svg:y="9.81cm">
          <text:p/>
        </draw:circle>
        <draw:circle draw:style-name="gr15" draw:text-style-name="P1" draw:layer="layout" svg:width="-0.42cm" svg:height="-0.42cm" svg:x="7.61cm" svg:y="3.81cm">
          <text:p/>
        </draw:circle>
        <draw:circle draw:style-name="gr15" draw:text-style-name="P1" draw:layer="layout" svg:width="-0.42cm" svg:height="-0.42cm" svg:x="13.61cm" svg:y="9.81cm">
          <text:p/>
        </draw:circle>
        <draw:circle draw:style-name="gr15" draw:text-style-name="P1" draw:layer="layout" svg:width="-0.42cm" svg:height="-0.42cm" svg:x="13.61cm" svg:y="3.81cm">
          <text:p/>
        </draw:circle>
        <draw:g>
          <draw:custom-shape draw:style-name="gr5" draw:text-style-name="P11" draw:layer="layout" svg:width="6.757cm" svg:height="1.199cm" draw:transform="rotate (-1.57079632679579) translate (15.385cm 3.21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5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9.08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9.0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8.19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7.30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6.41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52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63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7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4.75cm 3.2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64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8.19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75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7.305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8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6.414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969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523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5.07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63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4.18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74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5" draw:text-style-name="P11" draw:layer="layout" svg:width="0.37cm" svg:height="0.371cm" draw:transform="rotate (-1.57079632679579) translate (15.194cm 3.296cm)">
            <text:p/>
            <draw:enhanced-geometry svg:viewBox="0 0 21600 21600" draw:mirror-vertical="true" draw:type="rectangle" draw:enhanced-path="M 0 0 L 21600 0 21600 21600 0 21600 0 0 Z N"/>
          </draw:custom-shape>
        </draw:g>
        <draw:frame draw:style-name="gr3" draw:text-style-name="P27" draw:layer="layout" svg:width="17.4cm" svg:height="3.5cm" svg:x="1.1cm" svg:y="2.1cm">
          <draw:text-box>
            <text:p text:style-name="P5"><text:span text:style-name="T10">The footprints on the bottom side of the connector can be used by advanced users to interface additional boards or sensors.</text:span></text:p>
          </draw:text-box>
        </draw:frame>
        <draw:frame draw:style-name="gr2" draw:text-style-name="P4" draw:layer="layout" svg:width="12.309cm" svg:height="0.946cm" svg:x="1cm" svg:y="16.001cm">
          <draw:text-box>
            <text:p><text:span text:style-name="T3">Upgrading Firmware / Developing Custom Code</text:span></text:p>
          </draw:text-box>
        </draw:frame>
        <draw:line draw:style-name="gr11" draw:text-style-name="P1" draw:layer="layout" svg:x1="1cm" svg:y1="16.801cm" svg:x2="20cm" svg:y2="16.801cm">
          <text:p/>
        </draw:line>
        <draw:frame draw:style-name="gr35" draw:text-style-name="P27" draw:layer="layout" svg:width="18.9cm" svg:height="3.41cm" svg:x="1.1cm" svg:y="17.001cm">
          <draw:text-box>
            <text:p text:style-name="P5"><text:span text:style-name="T10">After the steps in the getting started guide have been completed, follow these instructions to upgrade your firmwa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Start QGroundControl, select from the ''Widget'' menu the item ''PX2 Firmware''</text:span></text:p>
              </text:list-item>
              <text:list-item>
                <text:p text:style-name="P5"><text:span text:style-name="T10"><text:s/></text:span><text:span text:style-name="T10">In the PX2Firmware widget, click on ''Check for Updates''</text:span></text:p>
              </text:list-item>
              <text:list-item>
                <text:p text:style-name="P5"><text:span text:style-name="T10"><text:s/></text:span><text:span text:style-name="T10">Select the firmware revision to flash – usually the newest one at the top of the list, but the tool also allows to downgrade to older versions.</text:span></text:p>
                <text:p text:style-name="P5"><text:span text:style-name="T10"/></text:p>
              </text:list-item>
            </text:list>
            <text:p text:style-name="P5"><text:span text:style-name="T10">To develop custom code, please follow the developer instructions at: </text:span><text:span text:style-name="T10"><text:a xlink:href="http://www/">http://www</text:a></text:span><text:span text:style-name="T10">.example.com/developers_guide</text:span></text:p>
            <text:list text:continue-numbering="true" text:style-name="L1">
              <text:list-header>
                <text:p text:style-name="P5"><text:span text:style-name="T10"/></text:p>
              </text:list-header>
            </text:list>
          </draw:text-box>
        </draw:frame>
        <draw:frame draw:style-name="gr2" draw:text-style-name="P4" draw:layer="layout" svg:width="10.908cm" svg:height="0.946cm" svg:x="1cm" svg:y="20.501cm">
          <draw:text-box>
            <text:p><text:span text:style-name="T3">Contact, Copyleft and further Information</text:span></text:p>
          </draw:text-box>
        </draw:frame>
        <draw:line draw:style-name="gr11" draw:text-style-name="P1" draw:layer="layout" svg:x1="1cm" svg:y1="21.301cm" svg:x2="20cm" svg:y2="21.301cm">
          <text:p/>
        </draw:line>
        <draw:frame draw:style-name="gr35" draw:text-style-name="P27" draw:layer="layout" svg:width="18.9cm" svg:height="5.516cm" svg:x="1.1cm" svg:y="21.501cm">
          <draw:text-box>
            <text:p text:style-name="P5"><text:span text:style-name="T10">PX2FMU is an open hardware design, following the XXX open hardware license. You can do XXX with it. PX2FMU was created by XXX. The XXX project contributed XXX.</text:span></text:p>
            <text:p text:style-name="P5"><text:span text:style-name="T10"/></text:p>
            <text:p text:style-name="P5"><text:span text:style-name="T10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><text:span text:style-name="T7">THIS IS THEN A DISCLAIMER IN CAPS LOCK</text:span></text:p>
            <text:p text:style-name="P5"><text:span text:style-name="T10"/></text:p>
            <text:p text:style-name="P5"><text:span text:style-name="T10"/></text:p>
            <text:p text:style-name="P5"><text:span text:style-name="T10">Further information is available here:</text:span></text:p>
            <text:p text:style-name="P5"><text:span text:style-name="T10"/></text:p>
            <text:list text:style-name="L1">
              <text:list-item>
                <text:p text:style-name="P5"><text:span text:style-name="T10"><text:s/></text:span><text:span text:style-name="T10">PX2FMU website</text:span></text:p>
              </text:list-item>
              <text:list-item>
                <text:p text:style-name="P5"><text:span text:style-name="T10"><text:s/></text:span><text:span text:style-name="T10">Appropriate mailing list 1</text:span></text:p>
              </text:list-item>
              <text:list-item>
                <text:p text:style-name="P5"><text:span text:style-name="T10"><text:s/></text:span><text:span text:style-name="T10">Appropriate community 1</text:span></text:p>
              </text:list-item>
            </text:list>
          </draw:text-box>
        </draw:frame>
        <draw:g>
          <draw:circle draw:style-name="gr15" draw:text-style-name="P1" draw:layer="layout" svg:width="-0.3cm" svg:height="-0.3cm" svg:x="10.3cm" svg:y="9.8cm">
            <text:p/>
          </draw:circle>
          <draw:circle draw:style-name="gr36" draw:text-style-name="P1" draw:layer="layout" svg:width="-0.227cm" svg:height="-0.227cm" svg:x="10.264cm" svg:y="9.764cm">
            <text:p/>
          </draw:circle>
        </draw:g>
        <draw:g>
          <draw:circle draw:style-name="gr15" draw:text-style-name="P1" draw:layer="layout" svg:width="-0.3cm" svg:height="-0.3cm" svg:x="9.5cm" svg:y="9.3cm">
            <text:p/>
          </draw:circle>
          <draw:circle draw:style-name="gr36" draw:text-style-name="P1" draw:layer="layout" svg:width="-0.227cm" svg:height="-0.227cm" svg:x="9.464cm" svg:y="9.264cm">
            <text:p/>
          </draw:circle>
        </draw:g>
        <draw:g>
          <draw:circle draw:style-name="gr15" draw:text-style-name="P1" draw:layer="layout" svg:width="-0.3cm" svg:height="-0.3cm" svg:x="10cm" svg:y="9.3cm">
            <text:p/>
          </draw:circle>
          <draw:circle draw:style-name="gr36" draw:text-style-name="P1" draw:layer="layout" svg:width="-0.227cm" svg:height="-0.227cm" svg:x="9.964cm" svg:y="9.264cm">
            <text:p/>
          </draw:circle>
        </draw:g>
        <draw:g>
          <draw:circle draw:style-name="gr15" draw:text-style-name="P1" draw:layer="layout" svg:width="-0.3cm" svg:height="-0.3cm" svg:x="9.8cm" svg:y="9.8cm">
            <text:p/>
          </draw:circle>
          <draw:circle draw:style-name="gr36" draw:text-style-name="P1" draw:layer="layout" svg:width="-0.227cm" svg:height="-0.227cm" svg:x="9.764cm" svg:y="9.764cm">
            <text:p/>
          </draw:circle>
        </draw:g>
        <draw:g>
          <draw:circle draw:style-name="gr15" draw:text-style-name="P1" draw:layer="layout" svg:width="-0.3cm" svg:height="-0.3cm" svg:x="10.5cm" svg:y="9.3cm">
            <text:p/>
          </draw:circle>
          <draw:circle draw:style-name="gr36" draw:text-style-name="P1" draw:layer="layout" svg:width="-0.227cm" svg:height="-0.227cm" svg:x="10.464cm" svg:y="9.264cm">
            <text:p/>
          </draw:circle>
        </draw:g>
        <draw:g>
          <draw:circle draw:style-name="gr15" draw:text-style-name="P1" draw:layer="layout" svg:width="-0.3cm" svg:height="-0.3cm" svg:x="10.8cm" svg:y="9.8cm">
            <text:p/>
          </draw:circle>
          <draw:circle draw:style-name="gr36" draw:text-style-name="P1" draw:layer="layout" svg:width="-0.227cm" svg:height="-0.227cm" svg:x="10.764cm" svg:y="9.764cm">
            <text:p/>
          </draw:circle>
        </draw:g>
        <draw:g>
          <draw:circle draw:style-name="gr15" draw:text-style-name="P1" draw:layer="layout" svg:width="-0.3cm" svg:height="-0.3cm" svg:x="11cm" svg:y="9.3cm">
            <text:p/>
          </draw:circle>
          <draw:circle draw:style-name="gr36" draw:text-style-name="P1" draw:layer="layout" svg:width="-0.227cm" svg:height="-0.227cm" svg:x="10.964cm" svg:y="9.264cm">
            <text:p/>
          </draw:circle>
        </draw:g>
        <draw:g>
          <draw:circle draw:style-name="gr15" draw:text-style-name="P1" draw:layer="layout" svg:width="-0.3cm" svg:height="-0.3cm" svg:x="10.5cm" svg:y="6.8cm">
            <text:p/>
          </draw:circle>
          <draw:circle draw:style-name="gr36" draw:text-style-name="P1" draw:layer="layout" svg:width="-0.227cm" svg:height="-0.227cm" svg:x="10.464cm" svg:y="6.764cm">
            <text:p/>
          </draw:circle>
        </draw:g>
        <draw:frame draw:style-name="gr13" draw:text-style-name="P18" draw:layer="layout" svg:width="1.531cm" svg:height="0.632cm" svg:x="10.343cm" svg:y="6.356cm">
          <draw:text-box>
            <text:p><text:span text:style-name="T4">BOOT</text:span></text:p>
          </draw:text-box>
        </draw:frame>
        <draw:frame draw:style-name="gr13" draw:text-style-name="P18" draw:layer="layout" svg:width="2.441cm" svg:height="0.632cm" svg:x="8.969cm" svg:y="8.368cm">
          <draw:text-box>
            <text:p><text:span text:style-name="T4">JTAG PADS</text:span></text:p>
          </draw:text-box>
        </draw:frame>
        <draw:frame draw:style-name="gr37" draw:text-style-name="P28" draw:layer="layout" svg:width="3.5cm" svg:height="1cm" svg:x="8.7cm" svg:y="3.5cm">
          <draw:text-box>
            <text:p><text:span text:style-name="T20">PX2FMU LOGO</text:span></text:p>
          </draw:text-box>
        </draw:frame>
        <draw:frame draw:style-name="gr38" draw:text-style-name="P28" draw:layer="layout" svg:width="3.5cm" svg:height="0.632cm" svg:x="8.7cm" svg:y="4.5cm">
          <draw:text-box>
            <text:p><text:span text:style-name="T20">version info</text:span></text:p>
          </draw:text-box>
        </draw:frame>
        <draw:line draw:style-name="gr11" draw:text-style-name="P1" draw:layer="layout" svg:x1="14.823cm" svg:y1="7.741cm" svg:x2="17.5cm" svg:y2="4.901cm">
          <text:p/>
        </draw:line>
        <draw:frame draw:style-name="gr13" draw:text-style-name="P18" draw:layer="layout" svg:width="2.945cm" svg:height="0.983cm" svg:x="17.3cm" svg:y="3.916cm">
          <draw:text-box>
            <text:p><text:span text:style-name="T4">PX2 Expansion</text:span></text:p>
            <text:p><text:span text:style-name="T4">Bus System</text:span></text:p>
          </draw:text-box>
        </draw:frame>
        <draw:line draw:style-name="gr11" draw:text-style-name="P1" draw:layer="layout" svg:x1="19.5cm" svg:y1="4.9cm" svg:x2="17.5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16T12:20:43</meta:creation-date>
    <dc:date>2011-06-05T19:22:39</dc:date>
    <meta:editing-duration>PT23H12M26S</meta:editing-duration>
    <meta:editing-cycles>67</meta:editing-cycles>
    <meta:generator>OpenOffice.org/3.3$Unix OpenOffice.org_project/330m20$Build-9567</meta:generator>
    <meta:print-date>2011-04-17T11:07:17</meta:print-date>
    <meta:document-statistic meta:object-count="247"/>
  </office:meta>
</office:document-meta>
</file>